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71cm" fo:min-width="0.49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5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0.1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text-position="-33% 58%" fo:font-size="11pt" style:font-size-asian="18pt" style:font-size-complex="18pt"/>
    </style:style>
    <style:style style:name="T3" style:family="text">
      <style:text-properties style:text-position="-33% 58%" style:font-name="Liberation Sans1" fo:font-size="11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cm" svg:height="1.443cm" svg:x="0.2cm" svg:y="5.8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2" draw:text-style-name="P2" draw:layer="layout" svg:x1="2.473cm" svg:y1="6.5cm" svg:x2="2.327cm" svg:y2="6.405cm">
            <text:p/>
          </draw:line>
          <draw:line draw:style-name="gr2" draw:text-style-name="P2" draw:layer="layout" svg:x1="2.613cm" svg:y1="6.2cm" svg:x2="2.327cm" svg:y2="6.407cm">
            <text:p/>
          </draw:line>
          <draw:line draw:style-name="gr2" draw:text-style-name="P2" draw:layer="layout" svg:x1="2.619cm" svg:y1="5.802cm" svg:x2="2.322cm" svg:y2="5.603cm">
            <text:p/>
          </draw:line>
          <draw:line draw:style-name="gr2" draw:text-style-name="P2" draw:layer="layout" svg:x1="2.62cm" svg:y1="6.21cm" svg:x2="2.323cm" svg:y2="6.011cm">
            <text:p/>
          </draw:line>
          <draw:line draw:style-name="gr2" draw:text-style-name="P2" draw:layer="layout" svg:x1="2.616cm" svg:y1="5.794cm" svg:x2="2.33cm" svg:y2="6.001cm">
            <text:p/>
          </draw:line>
          <draw:line draw:style-name="gr2" draw:text-style-name="P2" draw:layer="layout" svg:x1="2.606cm" svg:y1="5.391cm" svg:x2="2.32cm" svg:y2="5.598cm">
            <text:p/>
          </draw:line>
          <draw:line draw:style-name="gr2" draw:text-style-name="P2" draw:layer="layout" svg:x1="2.592cm" svg:y1="5.395cm" svg:x2="2.446cm" svg:y2="5.3cm">
            <text:p/>
          </draw:line>
        </draw:g>
        <draw:g xml:id="id2" draw:id="id2">
          <draw:line draw:style-name="gr2" draw:text-style-name="P2" draw:layer="layout" svg:x1="0.903cm" svg:y1="4.7cm" svg:x2="0.709cm" svg:y2="4.613cm">
            <text:p/>
          </draw:line>
          <draw:line draw:style-name="gr2" draw:text-style-name="P2" draw:layer="layout" svg:x1="1.091cm" svg:y1="4.425cm" svg:x2="0.709cm" svg:y2="4.615cm">
            <text:p/>
          </draw:line>
          <draw:line draw:style-name="gr2" draw:text-style-name="P2" draw:layer="layout" svg:x1="1.098cm" svg:y1="4.06cm" svg:x2="0.702cm" svg:y2="3.878cm">
            <text:p/>
          </draw:line>
          <draw:line draw:style-name="gr2" draw:text-style-name="P2" draw:layer="layout" svg:x1="1.1cm" svg:y1="4.434cm" svg:x2="0.704cm" svg:y2="4.252cm">
            <text:p/>
          </draw:line>
          <draw:line draw:style-name="gr2" draw:text-style-name="P2" draw:layer="layout" svg:x1="1.096cm" svg:y1="4.053cm" svg:x2="0.714cm" svg:y2="4.243cm">
            <text:p/>
          </draw:line>
          <draw:line draw:style-name="gr2" draw:text-style-name="P2" draw:layer="layout" svg:x1="1.082cm" svg:y1="3.683cm" svg:x2="0.7cm" svg:y2="3.873cm">
            <text:p/>
          </draw:line>
          <draw:line draw:style-name="gr2" draw:text-style-name="P2" draw:layer="layout" svg:x1="1.062cm" svg:y1="3.687cm" svg:x2="0.868cm" svg:y2="3.6cm">
            <text:p/>
          </draw:line>
        </draw:g>
        <draw:g xml:id="id3" draw:id="id3">
          <draw:line draw:style-name="gr2" draw:text-style-name="P2" draw:layer="layout" svg:x1="1.423cm" svg:y1="3.6cm" svg:x2="1.423cm" svg:y2="2.2cm">
            <text:p/>
          </draw:line>
          <draw:line draw:style-name="gr2" draw:text-style-name="P2" draw:layer="layout" svg:x1="1.423cm" svg:y1="3.6cm" svg:x2="1.423cm" svg:y2="2.2cm">
            <text:p/>
          </draw:line>
          <draw:line draw:style-name="gr2" draw:text-style-name="P2" draw:layer="layout" svg:x1="1.74cm" svg:y1="3.6cm" svg:x2="1.74cm" svg:y2="2.2cm">
            <text:p/>
          </draw:line>
          <draw:line draw:style-name="gr2" draw:text-style-name="P2" draw:layer="layout" svg:x1="2.168cm" svg:y1="2.91cm" svg:x2="1.738cm" svg:y2="2.899cm">
            <text:p/>
          </draw:line>
          <draw:line draw:style-name="gr2" draw:text-style-name="P2" draw:layer="layout" svg:x1="1.43cm" svg:y1="2.91cm" svg:x2="1cm" svg:y2="2.899cm">
            <text:p/>
          </draw:line>
        </draw:g>
        <draw:connector draw:style-name="gr3" draw:text-style-name="P3" draw:layer="layout" svg:x1="0.9cm" svg:y1="5.8cm" svg:x2="0.9cm" svg:y2="4.7cm" draw:start-shape="id1" draw:start-glue-point="4" draw:end-shape="id2" draw:end-glue-point="2" svg:d="M900 5800v-1100" svg:viewBox="0 0 1 1101">
          <text:p/>
        </draw:connector>
        <draw:connector draw:style-name="gr3" draw:text-style-name="P3" draw:layer="layout" svg:x1="1cm" svg:y1="2.9cm" svg:x2="0.9cm" svg:y2="3.6cm" draw:start-shape="id3" draw:start-glue-point="3" draw:end-shape="id2" draw:end-glue-point="0" svg:d="M1000 2900h-100v700" svg:viewBox="0 0 101 701">
          <text:p/>
        </draw:connector>
        <draw:frame draw:style-name="gr4" draw:text-style-name="P4" draw:layer="layout" svg:width="1.055cm" svg:height="0.813cm" svg:x="8.045cm" svg:y="2.987cm">
          <draw:text-box>
            <text:p><text:span text:style-name="T1">R</text:span><text:span text:style-name="T2">e2</text:span></text:p>
          </draw:text-box>
        </draw:frame>
        <draw:frame draw:style-name="gr5" draw:text-style-name="P4" draw:layer="layout" svg:width="0.934cm" svg:height="0.813cm" svg:x="-0.034cm" svg:y="5.187cm">
          <draw:text-box>
            <text:p><text:span text:style-name="T1">V</text:span><text:span text:style-name="T2">in</text:span></text:p>
          </draw:text-box>
        </draw:frame>
        <draw:frame draw:style-name="gr6" draw:text-style-name="P4" draw:layer="layout" svg:width="0.904cm" svg:height="0.813cm" svg:x="0.8cm" svg:y="1.6cm">
          <draw:text-box>
            <text:p><text:span text:style-name="T1">C</text:span><text:span text:style-name="T2">i</text:span></text:p>
          </draw:text-box>
        </draw:frame>
        <draw:frame draw:style-name="gr6" draw:text-style-name="P4" draw:layer="layout" svg:width="1.527cm" svg:height="0.813cm" svg:x="1.073cm" svg:y="4.8cm">
          <draw:text-box>
            <text:p><text:span text:style-name="T1">R</text:span><text:span text:style-name="T2">1</text:span><text:span text:style-name="T1">/</text:span><text:span text:style-name="T1">/</text:span><text:span text:style-name="T1">R</text:span><text:span text:style-name="T2">2</text:span></text:p>
          </draw:text-box>
        </draw:frame>
        <draw:connector draw:style-name="gr3" draw:text-style-name="P3" draw:layer="layout" draw:line-skew="0cm -0.25cm" svg:x1="2.47cm" svg:y1="5.3cm" svg:x2="2.168cm" svg:y2="2.9cm" draw:start-shape="id4" draw:start-glue-point="0" draw:end-shape="id3" draw:end-glue-point="1" svg:d="M2470 5300v-850h-2v-1550h-300" svg:viewBox="0 0 303 2401">
          <text:p/>
        </draw:connector>
        <draw:g xml:id="id9" draw:id="id9">
          <draw:line draw:style-name="gr2" draw:text-style-name="P2" draw:layer="layout" svg:x1="6.753cm" svg:y1="3.634cm" svg:x2="6.607cm" svg:y2="3.545cm">
            <text:p/>
          </draw:line>
          <draw:line draw:style-name="gr2" draw:text-style-name="P2" draw:layer="layout" svg:x1="6.893cm" svg:y1="3.351cm" svg:x2="6.607cm" svg:y2="3.546cm">
            <text:p/>
          </draw:line>
          <draw:line draw:style-name="gr2" draw:text-style-name="P2" draw:layer="layout" svg:x1="6.899cm" svg:y1="2.975cm" svg:x2="6.602cm" svg:y2="2.786cm">
            <text:p/>
          </draw:line>
          <draw:line draw:style-name="gr2" draw:text-style-name="P2" draw:layer="layout" svg:x1="6.9cm" svg:y1="3.361cm" svg:x2="6.603cm" svg:y2="3.172cm">
            <text:p/>
          </draw:line>
          <draw:line draw:style-name="gr2" draw:text-style-name="P2" draw:layer="layout" svg:x1="6.896cm" svg:y1="2.966cm" svg:x2="6.61cm" svg:y2="3.161cm">
            <text:p/>
          </draw:line>
          <draw:line draw:style-name="gr2" draw:text-style-name="P2" draw:layer="layout" svg:x1="6.886cm" svg:y1="2.586cm" svg:x2="6.6cm" svg:y2="2.781cm">
            <text:p/>
          </draw:line>
          <draw:line draw:style-name="gr2" draw:text-style-name="P2" draw:layer="layout" svg:x1="6.872cm" svg:y1="2.589cm" svg:x2="6.726cm" svg:y2="2.5cm">
            <text:p/>
          </draw:line>
        </draw:g>
        <draw:g xml:id="id13" draw:id="id13">
          <draw:custom-shape draw:style-name="gr7" draw:text-style-name="P3" draw:layer="layout" svg:width="1.2cm" svg:height="1.6cm" svg:x="8.5cm" svg:y="0.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2" draw:layer="layout" svg:x1="9.099cm" svg:y1="1.365cm" svg:x2="9.099cm" svg:y2="2.152cm">
            <text:p/>
          </draw:line>
        </draw:g>
        <draw:g xml:id="id10" draw:id="id10">
          <draw:custom-shape draw:style-name="gr9" draw:text-style-name="P3" draw:layer="layout" svg:width="1.2cm" svg:height="1.4cm" svg:x="3.7cm" svg:y="2.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2" draw:layer="layout" svg:x1="4.299cm" svg:y1="2.806cm" svg:x2="4.299cm" svg:y2="3.494cm">
            <text:p/>
          </draw:line>
        </draw:g>
        <draw:g xml:id="id5" draw:id="id5">
          <draw:line draw:style-name="gr2" draw:text-style-name="P2" draw:layer="layout" svg:x1="3.303cm" svg:y1="4.7cm" svg:x2="3.109cm" svg:y2="4.613cm">
            <text:p/>
          </draw:line>
          <draw:line draw:style-name="gr2" draw:text-style-name="P2" draw:layer="layout" svg:x1="3.491cm" svg:y1="4.425cm" svg:x2="3.109cm" svg:y2="4.615cm">
            <text:p/>
          </draw:line>
          <draw:line draw:style-name="gr2" draw:text-style-name="P2" draw:layer="layout" svg:x1="3.498cm" svg:y1="4.06cm" svg:x2="3.102cm" svg:y2="3.878cm">
            <text:p/>
          </draw:line>
          <draw:line draw:style-name="gr2" draw:text-style-name="P2" draw:layer="layout" svg:x1="3.5cm" svg:y1="4.434cm" svg:x2="3.104cm" svg:y2="4.252cm">
            <text:p/>
          </draw:line>
          <draw:line draw:style-name="gr2" draw:text-style-name="P2" draw:layer="layout" svg:x1="3.496cm" svg:y1="4.053cm" svg:x2="3.114cm" svg:y2="4.243cm">
            <text:p/>
          </draw:line>
          <draw:line draw:style-name="gr2" draw:text-style-name="P2" draw:layer="layout" svg:x1="3.482cm" svg:y1="3.683cm" svg:x2="3.1cm" svg:y2="3.873cm">
            <text:p/>
          </draw:line>
          <draw:line draw:style-name="gr2" draw:text-style-name="P2" draw:layer="layout" svg:x1="3.462cm" svg:y1="3.687cm" svg:x2="3.268cm" svg:y2="3.6cm">
            <text:p/>
          </draw:line>
        </draw:g>
        <draw:g xml:id="id8" draw:id="id8">
          <draw:line draw:style-name="gr2" draw:text-style-name="P2" draw:layer="layout" svg:x1="5.403cm" svg:y1="3.6cm" svg:x2="5.209cm" svg:y2="3.513cm">
            <text:p/>
          </draw:line>
          <draw:line draw:style-name="gr2" draw:text-style-name="P2" draw:layer="layout" svg:x1="5.591cm" svg:y1="3.325cm" svg:x2="5.209cm" svg:y2="3.515cm">
            <text:p/>
          </draw:line>
          <draw:line draw:style-name="gr2" draw:text-style-name="P2" draw:layer="layout" svg:x1="5.598cm" svg:y1="2.96cm" svg:x2="5.202cm" svg:y2="2.778cm">
            <text:p/>
          </draw:line>
          <draw:line draw:style-name="gr2" draw:text-style-name="P2" draw:layer="layout" svg:x1="5.6cm" svg:y1="3.334cm" svg:x2="5.204cm" svg:y2="3.152cm">
            <text:p/>
          </draw:line>
          <draw:line draw:style-name="gr2" draw:text-style-name="P2" draw:layer="layout" svg:x1="5.596cm" svg:y1="2.953cm" svg:x2="5.214cm" svg:y2="3.143cm">
            <text:p/>
          </draw:line>
          <draw:line draw:style-name="gr2" draw:text-style-name="P2" draw:layer="layout" svg:x1="5.582cm" svg:y1="2.583cm" svg:x2="5.2cm" svg:y2="2.773cm">
            <text:p/>
          </draw:line>
          <draw:line draw:style-name="gr2" draw:text-style-name="P2" draw:layer="layout" svg:x1="5.562cm" svg:y1="2.587cm" svg:x2="5.368cm" svg:y2="2.5cm">
            <text:p/>
          </draw:line>
        </draw:g>
        <draw:g xml:id="id14" draw:id="id14">
          <draw:line draw:style-name="gr2" draw:text-style-name="P2" draw:layer="layout" svg:x1="10.203cm" svg:y1="2.3cm" svg:x2="10.009cm" svg:y2="2.213cm">
            <text:p/>
          </draw:line>
          <draw:line draw:style-name="gr2" draw:text-style-name="P2" draw:layer="layout" svg:x1="10.391cm" svg:y1="2.025cm" svg:x2="10.009cm" svg:y2="2.215cm">
            <text:p/>
          </draw:line>
          <draw:line draw:style-name="gr2" draw:text-style-name="P2" draw:layer="layout" svg:x1="10.398cm" svg:y1="1.66cm" svg:x2="10.002cm" svg:y2="1.478cm">
            <text:p/>
          </draw:line>
          <draw:line draw:style-name="gr2" draw:text-style-name="P2" draw:layer="layout" svg:x1="10.4cm" svg:y1="2.034cm" svg:x2="10.004cm" svg:y2="1.852cm">
            <text:p/>
          </draw:line>
          <draw:line draw:style-name="gr2" draw:text-style-name="P2" draw:layer="layout" svg:x1="10.396cm" svg:y1="1.653cm" svg:x2="10.014cm" svg:y2="1.843cm">
            <text:p/>
          </draw:line>
          <draw:line draw:style-name="gr2" draw:text-style-name="P2" draw:layer="layout" svg:x1="10.382cm" svg:y1="1.283cm" svg:x2="10cm" svg:y2="1.473cm">
            <text:p/>
          </draw:line>
          <draw:line draw:style-name="gr2" draw:text-style-name="P2" draw:layer="layout" svg:x1="10.362cm" svg:y1="1.287cm" svg:x2="10.168cm" svg:y2="1.2cm">
            <text:p/>
          </draw:line>
        </draw:g>
        <draw:connector draw:style-name="gr3" draw:text-style-name="P3" draw:layer="layout" svg:x1="2.168cm" svg:y1="2.9cm" svg:x2="3.3cm" svg:y2="3.6cm" draw:start-shape="id3" draw:start-glue-point="1" draw:end-shape="id5" draw:end-glue-point="0" svg:d="M2168 2900h1132v700" svg:viewBox="0 0 1133 701">
          <text:p/>
        </draw:connector>
        <draw:custom-shape draw:style-name="gr10" draw:text-style-name="P3" xml:id="id7" draw:id="id7" draw:layer="layout" svg:width="0.2cm" svg:height="1.2cm" svg:x="3.7cm" svg:y="6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xml:id="id6" draw:id="id6" draw:layer="layout" svg:width="0.1cm" svg:height="0.1cm" svg:x="2.4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svg:x1="0.9cm" svg:y1="7.243cm" svg:x2="2.4cm" svg:y2="7.95cm" draw:start-shape="id1" draw:start-glue-point="8" draw:end-shape="id6" draw:end-glue-point="6" svg:d="M900 7243v707h1500" svg:viewBox="0 0 1501 708">
          <text:p/>
        </draw:connector>
        <draw:connector draw:style-name="gr3" draw:text-style-name="P3" draw:layer="layout" draw:line-skew="-0.001cm" svg:x1="3.8cm" svg:y1="7.5cm" svg:x2="2.5cm" svg:y2="7.95cm" draw:start-shape="id7" draw:start-glue-point="2" draw:end-shape="id6" draw:end-glue-point="10" svg:d="M3800 7500v500h-699v-50h-601" svg:viewBox="0 0 1301 501">
          <text:p/>
        </draw:connector>
        <draw:connector draw:style-name="gr3" draw:text-style-name="P3" draw:layer="layout" svg:x1="2.47cm" svg:y1="6.5cm" svg:x2="2.45cm" svg:y2="7.9cm" draw:start-shape="id4" draw:start-glue-point="2" draw:end-shape="id6" draw:end-glue-point="4" svg:d="M2470 6500v725h-20v675" svg:viewBox="0 0 21 1401">
          <text:p/>
        </draw:connector>
        <draw:connector draw:style-name="gr3" draw:text-style-name="P3" draw:layer="layout" draw:line-skew="-0.05cm" svg:x1="5.4cm" svg:y1="2.5cm" svg:x2="6.75cm" svg:y2="2.5cm" draw:start-shape="id8" draw:start-glue-point="0" draw:end-shape="id9" draw:end-glue-point="0" svg:d="M5400 2500v-600h1350v600" svg:viewBox="0 0 1351 601">
          <text:p/>
        </draw:connector>
        <draw:connector draw:style-name="gr3" draw:text-style-name="P3" draw:layer="layout" svg:x1="4.3cm" svg:y1="2.4cm" svg:x2="5.4cm" svg:y2="2.5cm" draw:start-shape="id10" draw:start-glue-point="0" draw:end-shape="id8" draw:end-glue-point="0" svg:d="M4300 2400v-501h1100v601" svg:viewBox="0 0 1101 602">
          <text:p/>
        </draw:connector>
        <draw:connector draw:style-name="gr3" draw:text-style-name="P3" draw:layer="layout" draw:line-skew="0.025cm" svg:x1="3.8cm" svg:y1="6.3cm" svg:x2="5.4cm" svg:y2="3.6cm" draw:start-shape="id7" draw:start-glue-point="0" draw:end-shape="id8" draw:end-glue-point="2" svg:d="M3800 6300v-1300h1600v-1400" svg:viewBox="0 0 1601 2701">
          <text:p/>
        </draw:connector>
        <draw:connector draw:style-name="gr3" draw:text-style-name="P3" draw:layer="layout" draw:line-skew="-0.05cm" svg:x1="4.3cm" svg:y1="3.8cm" svg:x2="3.8cm" svg:y2="6.3cm" draw:start-shape="id10" draw:start-glue-point="2" draw:end-shape="id7" draw:end-glue-point="0" svg:d="M4300 3800v1200h-500v1300" svg:viewBox="0 0 501 2501">
          <text:p/>
        </draw:connector>
        <draw:connector draw:style-name="gr3" draw:text-style-name="P3" draw:layer="layout" draw:line-skew="-0.525cm" svg:x1="3.3cm" svg:y1="4.7cm" svg:x2="3.8cm" svg:y2="6.3cm" draw:start-shape="id5" draw:start-glue-point="2" draw:end-shape="id7" draw:end-glue-point="0" svg:d="M3300 4700v300h500v1300" svg:viewBox="0 0 501 1601">
          <text:p/>
        </draw:connector>
        <draw:connector draw:style-name="gr3" draw:text-style-name="P3" draw:layer="layout" svg:x1="6.75cm" svg:y1="3.634cm" svg:x2="3.8cm" svg:y2="7.5cm" draw:start-shape="id9" draw:start-glue-point="2" draw:end-shape="id7" draw:end-glue-point="2" svg:d="M6750 3634v4367h-2950v-501" svg:viewBox="0 0 2951 4368">
          <text:p/>
        </draw:connector>
        <draw:g xml:id="id11" draw:id="id11">
          <draw:line draw:style-name="gr2" draw:text-style-name="P2" draw:layer="layout" svg:x1="8.053cm" svg:y1="3.5cm" svg:x2="7.907cm" svg:y2="3.411cm">
            <text:p/>
          </draw:line>
          <draw:line draw:style-name="gr2" draw:text-style-name="P2" draw:layer="layout" svg:x1="8.193cm" svg:y1="3.217cm" svg:x2="7.907cm" svg:y2="3.412cm">
            <text:p/>
          </draw:line>
          <draw:line draw:style-name="gr2" draw:text-style-name="P2" draw:layer="layout" svg:x1="8.199cm" svg:y1="2.841cm" svg:x2="7.902cm" svg:y2="2.652cm">
            <text:p/>
          </draw:line>
          <draw:line draw:style-name="gr2" draw:text-style-name="P2" draw:layer="layout" svg:x1="8.2cm" svg:y1="3.227cm" svg:x2="7.903cm" svg:y2="3.038cm">
            <text:p/>
          </draw:line>
          <draw:line draw:style-name="gr2" draw:text-style-name="P2" draw:layer="layout" svg:x1="8.196cm" svg:y1="2.832cm" svg:x2="7.91cm" svg:y2="3.027cm">
            <text:p/>
          </draw:line>
          <draw:line draw:style-name="gr2" draw:text-style-name="P2" draw:layer="layout" svg:x1="8.186cm" svg:y1="2.452cm" svg:x2="7.9cm" svg:y2="2.647cm">
            <text:p/>
          </draw:line>
          <draw:line draw:style-name="gr2" draw:text-style-name="P2" draw:layer="layout" svg:x1="8.172cm" svg:y1="2.455cm" svg:x2="8.026cm" svg:y2="2.366cm">
            <text:p/>
          </draw:line>
        </draw:g>
        <draw:custom-shape draw:style-name="gr10" draw:text-style-name="P3" xml:id="id12" draw:id="id12" draw:layer="layout" svg:width="0.3cm" svg:height="1.2cm" svg:x="9cm" svg:y="5.2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084cm" svg:x1="6.75cm" svg:y1="2.5cm" svg:x2="8.05cm" svg:y2="2.366cm" draw:start-shape="id9" draw:start-glue-point="0" draw:end-shape="id11" draw:end-glue-point="0" svg:d="M6750 2500v-600h1300v466" svg:viewBox="0 0 1301 601">
          <text:p/>
        </draw:connector>
        <draw:connector draw:style-name="gr3" draw:text-style-name="P3" draw:layer="layout" svg:x1="8.05cm" svg:y1="3.5cm" svg:x2="9.15cm" svg:y2="5.2cm" draw:start-shape="id11" draw:start-glue-point="2" draw:end-shape="id12" draw:end-glue-point="0" svg:d="M8050 3500v875h1100v825" svg:viewBox="0 0 1101 1701">
          <text:p/>
        </draw:connector>
        <draw:connector draw:style-name="gr3" draw:text-style-name="P3" xml:id="id15" draw:id="id15" draw:layer="layout" draw:line-skew="0.55cm" svg:x1="9.15cm" svg:y1="5.2cm" svg:x2="9.1cm" svg:y2="2.5cm" draw:start-shape="id12" draw:start-glue-point="0" draw:end-shape="id13" draw:end-glue-point="2" svg:d="M9150 5200v-800h-50v-1900" svg:viewBox="0 0 51 2701">
          <text:p/>
        </draw:connector>
        <draw:connector draw:style-name="gr3" draw:text-style-name="P3" draw:layer="layout" svg:x1="10.2cm" svg:y1="2.3cm" svg:x2="9.125cm" svg:y2="4.4cm" draw:start-shape="id14" draw:start-glue-point="2" draw:end-shape="id15" draw:end-glue-point="0" svg:d="M10200 2300v2100h-1075" svg:viewBox="0 0 1076 2101">
          <text:p/>
        </draw:connector>
        <draw:connector draw:style-name="gr3" draw:text-style-name="P3" draw:layer="layout" svg:x1="9.1cm" svg:y1="0.9cm" svg:x2="10.2cm" svg:y2="1.2cm" draw:start-shape="id13" draw:start-glue-point="0" draw:end-shape="id14" draw:end-glue-point="0" svg:d="M9100 900v-501h1100v801" svg:viewBox="0 0 1101 802">
          <text:p/>
        </draw:connector>
        <draw:connector draw:style-name="gr3" draw:text-style-name="P3" draw:layer="layout" draw:line-skew="-0.25cm 2.501cm 1.099cm" svg:x1="10.2cm" svg:y1="1.2cm" svg:x2="9.15cm" svg:y2="6.4cm" draw:start-shape="id14" draw:start-glue-point="0" draw:end-shape="id12" draw:end-glue-point="2" svg:d="M10200 1200v-800h800v7600h-1850v-1600" svg:viewBox="0 0 1851 7601">
          <text:p/>
        </draw:connector>
        <draw:connector draw:style-name="gr3" draw:text-style-name="P3" draw:layer="layout" draw:line-skew="1.099cm" svg:x1="6.75cm" svg:y1="3.634cm" svg:x2="9.15cm" svg:y2="6.4cm" draw:start-shape="id9" draw:start-glue-point="2" draw:end-shape="id12" draw:end-glue-point="2" svg:d="M6750 3634v4366h2400v-1600" svg:viewBox="0 0 2401 4367">
          <text:p/>
        </draw:connector>
        <draw:frame draw:style-name="gr4" draw:text-style-name="P4" draw:layer="layout" svg:width="1.055cm" svg:height="0.813cm" svg:x="3.3cm" svg:y="4cm">
          <draw:text-box>
            <text:p><text:span text:style-name="T1">R</text:span><text:span text:style-name="T3">π</text:span></text:p>
          </draw:text-box>
        </draw:frame>
        <draw:frame draw:style-name="gr4" draw:text-style-name="P4" draw:layer="layout" svg:width="1.055cm" svg:height="0.813cm" svg:x="5.4cm" svg:y="2.3cm">
          <draw:text-box>
            <text:p><text:span text:style-name="T1">R</text:span><text:span text:style-name="T2">o1</text:span></text:p>
          </draw:text-box>
        </draw:frame>
        <draw:frame draw:style-name="gr4" draw:text-style-name="P4" draw:layer="layout" svg:width="1.055cm" svg:height="0.813cm" svg:x="6.645cm" svg:y="2.2cm">
          <draw:text-box>
            <text:p><text:span text:style-name="T1">R</text:span><text:span text:style-name="T2">c</text:span></text:p>
          </draw:text-box>
        </draw:frame>
        <draw:frame draw:style-name="gr4" draw:text-style-name="P4" draw:layer="layout" svg:width="1.055cm" svg:height="0.813cm" svg:x="-0.054cm" svg:y="3.088cm">
          <draw:text-box>
            <text:p><text:span text:style-name="T1">R</text:span><text:span text:style-name="T2">in</text:span></text:p>
          </draw:text-box>
        </draw:frame>
        <draw:frame draw:style-name="gr4" draw:text-style-name="P4" draw:layer="measurelines" svg:width="1.055cm" svg:height="0.813cm" svg:x="10.145cm" svg:y="0.687cm">
          <draw:text-box>
            <text:p><text:span text:style-name="T1">R</text:span><text:span text:style-name="T2">02</text:span></text:p>
          </draw:text-box>
        </draw:frame>
        <draw:frame draw:style-name="gr4" draw:text-style-name="P4" draw:layer="measurelines" svg:width="2.03cm" svg:height="0.813cm" svg:x="3.9cm" svg:y="6.487cm">
          <draw:text-box>
            <text:p><text:span text:style-name="T1">ZRE_CB</text:span></text:p>
          </draw:text-box>
        </draw:frame>
        <draw:frame draw:style-name="gr4" draw:text-style-name="P4" draw:layer="measurelines" svg:width="1.055cm" svg:height="0.813cm" svg:x="9.1cm" svg:y="5.3cm">
          <draw:text-box>
            <text:p><text:span text:style-name="T1">Z</text:span><text:span text:style-name="T2">eq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9:28:41.618588513</dc:date>
    <meta:editing-duration>PT1H19M23S</meta:editing-duration>
    <meta:editing-cycles>24</meta:editing-cycles>
    <meta:generator>LibreOffice/6.4.6.2$Linux_X86_64 LibreOffice_project/40$Build-2</meta:generator>
    <meta:document-statistic meta:object-count="103"/>
  </office:meta>
</office:document-meta>
</file>